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01A0000003C558E76BD1E101987.png" manifest:media-type="image/png"/>
  <manifest:file-entry manifest:full-path="Pictures/1000020100000252000000878E99A09181C4AF4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hel3" svg:font-family="Sahel" style:font-adornments="Book"/>
    <style:font-face style:name="Sahel1" svg:font-family="Sahel" style:font-adornments="Regular"/>
    <style:font-face style:name="behdad" svg:font-family="behdad"/>
    <style:font-face style:name="DejaVu Sans1" svg:font-family="'DejaVu Sans'" style:font-family-generic="swiss"/>
    <style:font-face style:name="Sahel" svg:font-family="Sahel" style:font-pitch="variable"/>
    <style:font-face style:name="Sahel2" svg:font-family="Sahel"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97in" table:align="margins" style:writing-mode="rl-tb"/>
    </style:style>
    <style:style style:name="Table1.A" style:family="table-column">
      <style:table-column-properties style:column-width="0.9472in" style:rel-column-width="1364*"/>
    </style:style>
    <style:style style:name="Table1.B" style:family="table-column">
      <style:table-column-properties style:column-width="2.8125in" style:rel-column-width="4050*"/>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3.7597in" table:align="margins" style:writing-mode="rl-tb"/>
    </style:style>
    <style:style style:name="Table2.A" style:family="table-column">
      <style:table-column-properties style:column-width="1.2528in" style:rel-column-width="1804*"/>
    </style:style>
    <style:style style:name="Table2.B" style:family="table-column">
      <style:table-column-properties style:column-width="1.2535in" style:rel-column-width="1805*"/>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background-color="#dddddd"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343f49" officeooo:paragraph-rsid="00343f49"/>
    </style:style>
    <style:style style:name="P2" style:family="paragraph" style:parent-style-name="Standard">
      <style:paragraph-properties fo:text-align="end" style:justify-single-word="false" style:writing-mode="rl-tb"/>
      <style:text-properties style:font-name="Sahel" fo:font-weight="normal" officeooo:rsid="0022ed39" officeooo:paragraph-rsid="0022ed39" style:font-weight-asian="normal" style:font-name-complex="Sahel" style:font-size-complex="12pt" style:font-weight-complex="normal"/>
    </style:style>
    <style:style style:name="P3" style:family="paragraph" style:parent-style-name="Title" style:master-page-name="First_20_Page">
      <style:paragraph-properties style:page-number="auto"/>
      <style:text-properties officeooo:paragraph-rsid="0035bd24"/>
    </style:style>
    <style:style style:name="P4" style:family="paragraph" style:parent-style-name="Contents_20_1">
      <style:paragraph-properties>
        <style:tab-stops>
          <style:tab-stop style:position="7.7193in" style:type="right" style:leader-style="dotted" style:leader-text="."/>
        </style:tab-stops>
      </style:paragraph-properties>
    </style:style>
    <style:style style:name="P5" style:family="paragraph" style:parent-style-name="Contents_20_2">
      <style:paragraph-properties>
        <style:tab-stops>
          <style:tab-stop style:position="7.5228in" style:type="right" style:leader-style="dotted" style:leader-text="."/>
        </style:tab-stops>
      </style:paragraph-properties>
    </style:style>
    <style:style style:name="P6" style:family="paragraph" style:parent-style-name="Contents_20_3">
      <style:paragraph-properties>
        <style:tab-stops>
          <style:tab-stop style:position="7.3264in" style:type="right" style:leader-style="dotted" style:leader-text="."/>
        </style:tab-stops>
      </style:paragraph-properties>
    </style:style>
    <style:style style:name="P7" style:family="paragraph" style:parent-style-name="Footer">
      <style:paragraph-properties fo:text-align="center" style:justify-single-word="false"/>
    </style:style>
    <style:style style:name="P8" style:family="paragraph" style:parent-style-name="Heading_20_1">
      <style:text-properties officeooo:rsid="0065eb52" officeooo:paragraph-rsid="0065eb52"/>
    </style:style>
    <style:style style:name="P9" style:family="paragraph" style:parent-style-name="Heading_20_1">
      <style:paragraph-properties fo:break-before="page"/>
    </style:style>
    <style:style style:name="P10" style:family="paragraph" style:parent-style-name="Heading_20_2">
      <style:text-properties officeooo:rsid="0062a529" officeooo:paragraph-rsid="0062a529"/>
    </style:style>
    <style:style style:name="P11" style:family="paragraph" style:parent-style-name="Heading_20_2">
      <style:text-properties officeooo:paragraph-rsid="006730a2"/>
    </style:style>
    <style:style style:name="P12" style:family="paragraph" style:parent-style-name="Heading_20_3">
      <style:text-properties officeooo:paragraph-rsid="005c627b"/>
    </style:style>
    <style:style style:name="P13" style:family="paragraph" style:parent-style-name="Heading_20_3">
      <style:text-properties officeooo:paragraph-rsid="005ce9a6"/>
    </style:style>
    <style:style style:name="P14" style:family="paragraph" style:parent-style-name="Quotations">
      <style:text-properties officeooo:paragraph-rsid="006730a2"/>
    </style:style>
    <style:style style:name="P15" style:family="paragraph" style:parent-style-name="Signature">
      <style:text-properties officeooo:rsid="0053fc15" officeooo:paragraph-rsid="006730a2"/>
    </style:style>
    <style:style style:name="P16" style:family="paragraph" style:parent-style-name="Standard" style:master-page-name="Standard">
      <style:paragraph-properties fo:text-align="center" style:justify-single-word="false" style:page-number="1" fo:break-before="page" style:writing-mode="rl-tb"/>
      <style:text-properties style:font-name="Sahel" style:text-underline-style="solid" style:text-underline-width="auto" style:text-underline-color="font-color" fo:font-weight="bold" officeooo:rsid="001c4dad" officeooo:paragraph-rsid="001c4dad" style:font-weight-asian="bold" style:font-name-complex="Sahel" style:font-size-complex="12pt" style:font-weight-complex="bold"/>
    </style:style>
    <style:style style:name="P17" style:family="paragraph">
      <style:paragraph-properties style:writing-mode="rl-tb"/>
    </style:style>
    <style:style style:name="P18" style:family="paragraph" style:parent-style-name="Standard">
      <style:paragraph-properties fo:text-align="center" style:justify-single-word="false" style:writing-mode="rl-tb"/>
      <style:text-properties fo:color="#333333" style:font-name="Sahel" style:text-underline-style="none" fo:font-weight="bold" officeooo:rsid="002fc398" officeooo:paragraph-rsid="002fc398" style:font-weight-asian="bold" style:font-name-complex="Sahel" style:font-size-complex="12pt" style:font-weight-complex="bold"/>
    </style:style>
    <style:style style:name="P19" style:family="paragraph">
      <style:paragraph-properties fo:text-align="end" style:justify-single-word="false" style:writing-mode="rl-tb"/>
    </style:style>
    <style:style style:name="P20" style:family="paragraph" style:parent-style-name="Standard">
      <style:paragraph-properties fo:text-align="end" style:justify-single-word="false" fo:break-before="page" style:writing-mode="rl-tb"/>
      <style:text-properties officeooo:paragraph-rsid="001ec231"/>
    </style:style>
    <style:style style:name="P21" style:family="paragraph" style:parent-style-name="Table_20_Contents">
      <style:text-properties officeooo:rsid="00674e00" officeooo:paragraph-rsid="00674e00"/>
    </style:style>
    <style:style style:name="P22" style:family="paragraph" style:parent-style-name="Table_20_Contents">
      <style:text-properties officeooo:paragraph-rsid="00674e00"/>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fo:font-size="10pt" officeooo:paragraph-rsid="006b186d" style:font-size-asian="10pt" style:font-size-complex="10pt"/>
    </style:style>
    <style:style style:name="P25" style:family="paragraph" style:parent-style-name="Table_20_Contents">
      <style:text-properties fo:font-size="10pt" officeooo:rsid="006b186d" officeooo:paragraph-rsid="006b186d" style:font-size-asian="10pt" style:font-size-complex="10pt"/>
    </style:style>
    <style:style style:name="P26" style:family="paragraph" style:parent-style-name="Table_20_Contents">
      <style:paragraph-properties fo:text-align="end" style:justify-single-word="false"/>
      <style:text-properties fo:font-size="10pt" style:font-size-asian="10pt" style:font-size-complex="10pt"/>
    </style:style>
    <style:style style:name="P27" style:family="paragraph" style:parent-style-name="Table_20_Contents">
      <style:paragraph-properties fo:text-align="justify" style:justify-single-word="false"/>
      <style:text-properties fo:font-size="10pt" style:font-size-asian="10pt" style:font-size-complex="10pt"/>
    </style:style>
    <style:style style:name="P28" style:family="paragraph" style:parent-style-name="Table_20_Contents">
      <style:paragraph-properties fo:text-align="end" style:justify-single-word="false"/>
      <style:text-properties fo:font-size="5pt" style:font-size-asian="5pt" style:font-size-complex="5pt"/>
    </style:style>
    <style:style style:name="P29" style:family="paragraph">
      <style:text-properties fo:font-size="10pt" style:font-size-asian="10pt" style:font-size-complex="10pt"/>
    </style:style>
    <style:style style:name="P30" style:family="paragraph" style:parent-style-name="Text_20_body" style:list-style-name="L1"/>
    <style:style style:name="P31" style:family="paragraph" style:parent-style-name="Text_20_body">
      <style:text-properties officeooo:rsid="00507187" officeooo:paragraph-rsid="006730a2"/>
    </style:style>
    <style:style style:name="P32" style:family="paragraph" style:parent-style-name="Text_20_body">
      <style:text-properties officeooo:rsid="0053fc15" officeooo:paragraph-rsid="0063935c"/>
    </style:style>
    <style:style style:name="P33" style:family="paragraph" style:parent-style-name="Text_20_body">
      <style:text-properties officeooo:rsid="0054c685" officeooo:paragraph-rsid="0054c685"/>
    </style:style>
    <style:style style:name="P34" style:family="paragraph" style:parent-style-name="Text_20_body">
      <style:text-properties officeooo:paragraph-rsid="005c627b"/>
    </style:style>
    <style:style style:name="P35" style:family="paragraph" style:parent-style-name="Text_20_body">
      <style:text-properties officeooo:rsid="005c627b" officeooo:paragraph-rsid="005c627b"/>
    </style:style>
    <style:style style:name="P36" style:family="paragraph" style:parent-style-name="Text_20_body">
      <style:text-properties officeooo:rsid="005ce9a6" officeooo:paragraph-rsid="005ce9a6"/>
    </style:style>
    <style:style style:name="P37" style:family="paragraph" style:parent-style-name="Text_20_body">
      <style:text-properties officeooo:paragraph-rsid="005ce9a6"/>
    </style:style>
    <style:style style:name="P38" style:family="paragraph" style:parent-style-name="Text_20_body">
      <style:text-properties officeooo:rsid="0062a529" officeooo:paragraph-rsid="0062a529"/>
    </style:style>
    <style:style style:name="P39" style:family="paragraph" style:parent-style-name="Text_20_body">
      <loext:graphic-properties draw:fill="solid" draw:fill-color="#ffff00" draw:opacity="100%"/>
      <style:paragraph-properties fo:background-color="#ffff00"/>
      <style:text-properties style:font-name="Sahel1" style:text-underline-style="none" officeooo:rsid="00641856" officeooo:paragraph-rsid="00641856" style:font-name-complex="Sahel3" style:font-style-complex="normal" style:font-weight-complex="normal"/>
    </style:style>
    <style:style style:name="P40" style:family="paragraph" style:parent-style-name="Text_20_body">
      <style:text-properties officeooo:rsid="00674e00" officeooo:paragraph-rsid="00674e00"/>
    </style:style>
    <style:style style:name="P41" style:family="paragraph" style:parent-style-name="Text_20_body" style:list-style-name="L2">
      <style:text-properties officeooo:rsid="00674e00" officeooo:paragraph-rsid="00674e00"/>
    </style:style>
    <style:style style:name="P42" style:family="paragraph" style:parent-style-name="Text_20_body" style:list-style-name="L2">
      <style:text-properties officeooo:paragraph-rsid="00674e00"/>
    </style:style>
    <style:style style:name="P43" style:family="paragraph" style:parent-style-name="Text_20_body" style:list-style-name="L3">
      <style:text-properties officeooo:rsid="006907a1" officeooo:paragraph-rsid="006907a1"/>
    </style:style>
    <style:style style:name="P44" style:family="paragraph" style:parent-style-name="Text_20_body" style:list-style-name="L4">
      <style:text-properties officeooo:rsid="006907a1" officeooo:paragraph-rsid="006907a1"/>
    </style:style>
    <style:style style:name="P45" style:family="paragraph" style:parent-style-name="Text_20_body" style:list-style-name="L3">
      <style:text-properties officeooo:paragraph-rsid="006907a1"/>
    </style:style>
    <style:style style:name="P46" style:family="paragraph" style:parent-style-name="Text_20_body" style:list-style-name="L4">
      <style:text-properties officeooo:rsid="00693d29" officeooo:paragraph-rsid="00693d29"/>
    </style:style>
    <style:style style:name="P47" style:family="paragraph" style:parent-style-name="Text_20_body" style:list-style-name="L5">
      <style:text-properties officeooo:rsid="00693d29" officeooo:paragraph-rsid="00693d29"/>
    </style:style>
    <style:style style:name="P48" style:family="paragraph" style:parent-style-name="Text_20_body" style:list-style-name="L6">
      <style:text-properties officeooo:rsid="00693d29" officeooo:paragraph-rsid="00693d29"/>
    </style:style>
    <style:style style:name="P49" style:family="paragraph" style:parent-style-name="Text_20_body" style:list-style-name="L6">
      <style:text-properties officeooo:paragraph-rsid="00693d29"/>
    </style:style>
    <style:style style:name="P50" style:family="paragraph" style:parent-style-name="Text_20_body" style:list-style-name="L8">
      <style:text-properties officeooo:rsid="006a0b56" officeooo:paragraph-rsid="006a0b56"/>
    </style:style>
    <style:style style:name="P51" style:family="paragraph" style:parent-style-name="Text_20_body" style:list-style-name="L8">
      <style:text-properties officeooo:paragraph-rsid="006a0b56"/>
    </style:style>
    <style:style style:name="P52" style:family="paragraph" style:parent-style-name="Text_20_body">
      <style:text-properties officeooo:rsid="006b186d" officeooo:paragraph-rsid="006b186d"/>
    </style:style>
    <style:style style:name="P53" style:family="paragraph" style:parent-style-name="Text_20_body">
      <style:text-properties officeooo:rsid="006e06e4" officeooo:paragraph-rsid="006e06e4"/>
    </style:style>
    <style:style style:name="P54" style:family="paragraph" style:parent-style-name="Text_20_body">
      <loext:graphic-properties draw:fill="solid" draw:fill-color="#ffff00" draw:opacity="100%"/>
      <style:paragraph-properties fo:background-color="#ffff00"/>
      <style:text-properties officeooo:rsid="006e06e4" officeooo:paragraph-rsid="006e06e4"/>
    </style:style>
    <style:style style:name="P55" style:family="paragraph" style:parent-style-name="Text_20_body">
      <style:text-properties officeooo:paragraph-rsid="006e06e4"/>
    </style:style>
    <style:style style:name="P56" style:family="paragraph" style:parent-style-name="Text_20_body" style:list-style-name="L9">
      <style:text-properties officeooo:paragraph-rsid="006e06e4"/>
    </style:style>
    <style:style style:name="T1" style:family="text">
      <style:text-properties style:font-name="Sahel1" officeooo:rsid="004c8275" style:font-name-complex="Sahel3" style:font-style-complex="normal" style:font-weight-complex="normal" style:text-overline-style="wave" style:text-overline-width="auto" style:text-overline-color="#dddddd"/>
    </style:style>
    <style:style style:name="T2" style:family="text">
      <style:text-properties style:font-name="Sahel1" officeooo:rsid="00674e00" style:font-name-complex="Sahel3" style:font-style-complex="normal" style:font-weight-complex="normal"/>
    </style:style>
    <style:style style:name="T3" style:family="text">
      <style:text-properties style:font-name="Sahel1" officeooo:rsid="006b186d" style:font-name-complex="Sahel3" style:font-style-complex="normal" style:font-weight-complex="normal"/>
    </style:style>
    <style:style style:name="T4" style:family="text">
      <style:text-properties style:font-name="Sahel1" style:text-underline-style="none" style:font-name-complex="Sahel3" style:font-style-complex="normal" style:font-weight-complex="normal"/>
    </style:style>
    <style:style style:name="T5" style:family="text">
      <style:text-properties style:font-name="Sahel1" style:text-underline-style="none" officeooo:rsid="005e5157" style:font-name-complex="Sahel3" style:font-style-complex="normal" style:font-weight-complex="normal"/>
    </style:style>
    <style:style style:name="T6" style:family="text">
      <style:text-properties style:font-name="Sahel1" style:text-underline-style="none" officeooo:rsid="006907a1" style:font-name-complex="Sahel3" style:font-style-complex="normal" style:font-weight-complex="normal"/>
    </style:style>
    <style:style style:name="T7" style:family="text">
      <style:text-properties style:font-name="Sahel1" style:text-underline-style="none" officeooo:rsid="006e06e4" style:font-name-complex="Sahel3" style:font-style-complex="normal" style:font-weight-complex="normal"/>
    </style:style>
    <style:style style:name="T8" style:family="text">
      <style:text-properties style:font-name="Sahel1" style:text-underline-style="none" officeooo:rsid="0048c79e" fo:background-color="#000000" loext:char-shading-value="0" style:font-name-complex="Sahel3" style:font-style-complex="normal" style:font-weight-complex="normal"/>
    </style:style>
    <style:style style:name="T9" style:family="text">
      <style:text-properties fo:background-color="#ffff00" loext:char-shading-value="0"/>
    </style:style>
    <style:style style:name="T10" style:family="text">
      <style:text-properties fo:background-color="#666666" loext:char-shading-value="0"/>
    </style:style>
    <style:style style:name="T11" style:family="text">
      <style:text-properties fo:background-color="#dddddd" loext:char-shading-value="0"/>
    </style:style>
    <style:style style:name="T12" style:family="text">
      <style:text-properties officeooo:rsid="004c8275"/>
    </style:style>
    <style:style style:name="T13" style:family="text">
      <style:text-properties officeooo:rsid="004dfdae"/>
    </style:style>
    <style:style style:name="T14" style:family="text">
      <style:text-properties officeooo:rsid="004e5456"/>
    </style:style>
    <style:style style:name="T15" style:family="text">
      <style:text-properties fo:font-weight="bold" officeooo:rsid="004e5456" style:font-weight-asian="bold" style:font-weight-complex="bold"/>
    </style:style>
    <style:style style:name="T16" style:family="text">
      <style:text-properties officeooo:rsid="00507187"/>
    </style:style>
    <style:style style:name="T17" style:family="text">
      <style:text-properties officeooo:rsid="005ce9a6"/>
    </style:style>
    <style:style style:name="T18" style:family="text">
      <style:text-properties officeooo:rsid="00605f41"/>
    </style:style>
    <style:style style:name="T19" style:family="text">
      <style:text-properties officeooo:rsid="00674e00"/>
    </style:style>
    <style:style style:name="T20" style:family="text">
      <style:text-properties officeooo:rsid="006907a1"/>
    </style:style>
    <style:style style:name="T21" style:family="text">
      <style:text-properties officeooo:rsid="00693d29"/>
    </style:style>
    <style:style style:name="T22" style:family="text">
      <style:text-properties officeooo:rsid="006a0b56"/>
    </style:style>
    <style:style style:name="T23" style:family="text">
      <style:text-properties officeooo:rsid="006b186d"/>
    </style:style>
    <style:style style:name="T24" style:family="text">
      <style:text-properties officeooo:rsid="006e06e4"/>
    </style:style>
    <style:style style:name="T25" style:family="text">
      <style:text-properties officeooo:rsid="006f10ab"/>
    </style:style>
    <style:style style:name="T26" style:family="text">
      <style:text-properties officeooo:rsid="006fd06e"/>
    </style:style>
    <style:style style:name="fr1"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fo:padding="0.0193in" fo:border="0.06pt solid #0000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سند توسعه‌ی ساریاب »</text:p>
      <text:p text:style-name="P18">آذرماه ۱۳۹۹</text:p>
      <text:p text:style-name="P16">به نام خدا</text:p>
      <text:h text:style-name="Heading_20_1" text:outline-level="1"><text:bookmark-start text:name="__RefHeading___Toc142_255985111"/>موضوع<text:bookmark-end text:name="__RefHeading___Toc142_255985111"/></text:h>
      <text:p text:style-name="Standard">گام‌های به سوی نسخه‌ی ۱.۱ ساریاب</text:p>
      <text:h text:style-name="Heading_20_1" text:outline-level="1"><text:bookmark-start text:name="__RefHeading___Toc144_255985111"/>نسخه سند<text:bookmark-end text:name="__RefHeading___Toc144_255985111"/></text:h>
      <text:p text:style-name="Standard">۱ (پیش‌نویس)</text:p>
      <text:p text:style-name="Standard"/>
      <text:h text:style-name="Heading_20_1" text:outline-level="1"><text:bookmark-start text:name="__RefHeading___Toc304_3294813200"/>مقدمه<text:bookmark-end text:name="__RefHeading___Toc304_3294813200"/></text:h>
      <text:p text:style-name="Text_20_body">گام‌های لازم برای حرکت ساریاب به سوی نسخه‌ی ۱.۱، در بخش‌های فنی، تبلیغات، برندسازی، سازمانی، و ...</text:p>
      <text:h text:style-name="Heading_20_1" text:outline-level="1"><text:bookmark-start text:name="__RefHeading___Toc146_255985111"/>نویسندگان<text:bookmark-end text:name="__RefHeading___Toc146_255985111"/></text:h>
      <text:p text:style-name="Text_20_body">- محمدرضا طیبی</text:p>
      <text:h text:style-name="Heading_20_1" text:outline-level="1"><text:bookmark-start text:name="__RefHeading___Toc746_2835759047"/>راهنمای رنگ‌ها<text:bookmark-end text:name="__RefHeading___Toc746_2835759047"/></text:h>
      <text:list xml:id="list2873968220" text:style-name="L1">
        <text:list-item>
          <text:p text:style-name="P30"><text:span text:style-name="T9">زرد</text:span>: می‌بایست تکمیل شود</text:p>
        </text:list-item>
        <text:list-item>
          <text:p text:style-name="P30"><text:span text:style-name="T10">خاکستری تیره</text:span>: انجام شده</text:p>
        </text:list-item>
        <text:list-item>
          <text:p text:style-name="P30"><text:span text:style-name="T11">خاکستری روشن</text:span>: در دست انجام و غیر قابل تغییر</text:p>
        </text:list-item>
        <text:list-item>
          <text:p text:style-name="P30"><text:span text:style-name="T8">مشکی</text:span>: حذف شده</text:p>
        </text:list-item>
      </text:list>
      <text:p text:style-name="P20"/>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4"><text:a xlink:type="simple" xlink:href="#__RefHeading___Toc142_255985111" text:style-name="Index_20_Link" text:visited-style-name="Index_20_Link">موضوع<text:tab/>1</text:a></text:p>
          <text:p text:style-name="P4"><text:a xlink:type="simple" xlink:href="#__RefHeading___Toc144_255985111" text:style-name="Index_20_Link" text:visited-style-name="Index_20_Link">نسخه سند<text:tab/>1</text:a></text:p>
          <text:p text:style-name="P4"><text:a xlink:type="simple" xlink:href="#__RefHeading___Toc304_3294813200" text:style-name="Index_20_Link" text:visited-style-name="Index_20_Link">مقدمه<text:tab/>1</text:a></text:p>
          <text:p text:style-name="P4"><text:a xlink:type="simple" xlink:href="#__RefHeading___Toc146_255985111" text:style-name="Index_20_Link" text:visited-style-name="Index_20_Link">نویسندگان<text:tab/>1</text:a></text:p>
          <text:p text:style-name="P4"><text:a xlink:type="simple" xlink:href="#__RefHeading___Toc746_2835759047" text:style-name="Index_20_Link" text:visited-style-name="Index_20_Link">راهنمای رنگ‌ها<text:tab/>1</text:a></text:p>
          <text:p text:style-name="P4"><text:a xlink:type="simple" xlink:href="#__RefHeading___Toc306_3294813200" text:style-name="Index_20_Link" text:visited-style-name="Index_20_Link">تشکیلات و سازماندهی<text:tab/>3</text:a></text:p>
          <text:p text:style-name="P5"><text:a xlink:type="simple" xlink:href="#__RefHeading___Toc748_2835759047" text:style-name="Index_20_Link" text:visited-style-name="Index_20_Link">بیانیه‌ی ماموریت<text:tab/>3</text:a></text:p>
          <text:p text:style-name="P5"><text:a xlink:type="simple" xlink:href="#__RefHeading___Toc750_2835759047" text:style-name="Index_20_Link" text:visited-style-name="Index_20_Link">چشم‌انداز<text:tab/>3</text:a></text:p>
          <text:p text:style-name="P5"><text:a xlink:type="simple" xlink:href="#__RefHeading___Toc752_2835759047" text:style-name="Index_20_Link" text:visited-style-name="Index_20_Link">مشتریان<text:tab/>3</text:a></text:p>
          <text:p text:style-name="P5"><text:a xlink:type="simple" xlink:href="#__RefHeading___Toc754_2835759047" text:style-name="Index_20_Link" text:visited-style-name="Index_20_Link">بازار<text:tab/>3</text:a></text:p>
          <text:p text:style-name="P5"><text:a xlink:type="simple" xlink:href="#__RefHeading___Toc756_2835759047" text:style-name="Index_20_Link" text:visited-style-name="Index_20_Link">فناوری‌ها<text:tab/>3</text:a></text:p>
          <text:p text:style-name="P5"><text:a xlink:type="simple" xlink:href="#__RefHeading___Toc758_2835759047" text:style-name="Index_20_Link" text:visited-style-name="Index_20_Link">بقا و سود‌آوری<text:tab/>3</text:a></text:p>
          <text:p text:style-name="P5"><text:a xlink:type="simple" xlink:href="#__RefHeading___Toc760_2835759047" text:style-name="Index_20_Link" text:visited-style-name="Index_20_Link">توجه به تصور مردم<text:tab/>3</text:a></text:p>
          <text:p text:style-name="P5"><text:a xlink:type="simple" xlink:href="#__RefHeading___Toc762_2835759047" text:style-name="Index_20_Link" text:visited-style-name="Index_20_Link">توجه به کارکنان<text:tab/>3</text:a></text:p>
          <text:p text:style-name="P5"><text:a xlink:type="simple" xlink:href="#__RefHeading___Toc764_2835759047" text:style-name="Index_20_Link" text:visited-style-name="Index_20_Link">آینده‌ی مطلوب و مورد نظر<text:tab/>3</text:a></text:p>
          <text:p text:style-name="P5"><text:a xlink:type="simple" xlink:href="#__RefHeading___Toc766_2835759047" text:style-name="Index_20_Link" text:visited-style-name="Index_20_Link">تغییر رویه با توجه به تغییر تکنولوژی<text:tab/>3</text:a></text:p>
          <text:p text:style-name="P5"><text:a xlink:type="simple" xlink:href="#__RefHeading___Toc768_2835759047" text:style-name="Index_20_Link" text:visited-style-name="Index_20_Link">ماتریس SWOT بر اساس عوامل داخلی و خارجی<text:tab/>3</text:a></text:p>
          <text:p text:style-name="P5"><text:a xlink:type="simple" xlink:href="#__RefHeading___Toc378_3294813200" text:style-name="Index_20_Link" text:visited-style-name="Index_20_Link">تاریخچه‌ی تشکیلات و انتصابات اولیه<text:tab/>3</text:a></text:p>
          <text:p text:style-name="P6"><text:a xlink:type="simple" xlink:href="#__RefHeading___Toc770_2835759047" text:style-name="Index_20_Link" text:visited-style-name="Index_20_Link">بقا و تامین</text:a><text:a xlink:type="simple" xlink:href="#__RefHeading___Toc770_2835759047" text:style-name="Index_20_Link" text:visited-style-name="Index_20_Link"> پول</text:a><text:a xlink:type="simple" xlink:href="#__RefHeading___Toc770_2835759047" text:style-name="Index_20_Link" text:visited-style-name="Index_20_Link"><text:tab/>4</text:a></text:p>
          <text:p text:style-name="P6"><text:a xlink:type="simple" xlink:href="#__RefHeading___Toc386_3294813200" text:style-name="Index_20_Link" text:visited-style-name="Index_20_Link">چارت سازمانی<text:tab/>5</text:a></text:p>
          <text:p text:style-name="P6"><text:a xlink:type="simple" xlink:href="#__RefHeading___Toc772_2835759047" text:style-name="Index_20_Link" text:visited-style-name="Index_20_Link">جهت‌گیری‌های سیاسی<text:tab/>5</text:a></text:p>
          <text:p text:style-name="P4"><text:a xlink:type="simple" xlink:href="#__RefHeading___Toc308_3294813200" text:style-name="Index_20_Link" text:visited-style-name="Index_20_Link">به روز‌رسانی‌های سامانه‌های نرم‌افزاری<text:tab/>5</text:a></text:p>
          <text:p text:style-name="P5"><text:a xlink:type="simple" xlink:href="#__RefHeading___Toc542_2835759047" text:style-name="Index_20_Link" text:visited-style-name="Index_20_Link">زیر ساخت اعطای Badge به کاربران<text:tab/>5</text:a></text:p>
          <text:p text:style-name="P6"><text:a xlink:type="simple" xlink:href="#__RefHeading___Toc544_2835759047" text:style-name="Index_20_Link" text:visited-style-name="Index_20_Link">شیوه ی عملکرد<text:tab/>5</text:a></text:p>
          <text:p text:style-name="P6"><text:a xlink:type="simple" xlink:href="#__RefHeading___Toc546_2835759047" text:style-name="Index_20_Link" text:visited-style-name="Index_20_Link">نمایشگاه مدال<text:tab/>5</text:a></text:p>
          <text:p text:style-name="P5"><text:a xlink:type="simple" xlink:href="#__RefHeading___Toc355_3294813200" text:style-name="Index_20_Link" text:visited-style-name="Index_20_Link">نرم‌افزار هاب<text:tab/>5</text:a></text:p>
          <text:p text:style-name="P6"><text:a xlink:type="simple" xlink:href="#__RefHeading___Toc390_3294813200" text:style-name="Index_20_Link" text:visited-style-name="Index_20_Link">بهبود نویگشن مسیر‌ها<text:tab/>5</text:a></text:p>
          <text:p text:style-name="P5"><text:a xlink:type="simple" xlink:href="#__RefHeading___Toc320_3294813200" text:style-name="Index_20_Link" text:visited-style-name="Index_20_Link">نرم‌افزار فروم<text:tab/>5</text:a></text:p>
          <text:p text:style-name="P6"><text:a xlink:type="simple" xlink:href="#__RefHeading___Toc392_3294813200" text:style-name="Index_20_Link" text:visited-style-name="Index_20_Link">احراز هویت کاربران<text:tab/>5</text:a></text:p>
          <text:p text:style-name="P6"><text:a xlink:type="simple" xlink:href="#__RefHeading___Toc394_3294813200" text:style-name="Index_20_Link" text:visited-style-name="Index_20_Link">پروفایل انسان‌ها<text:tab/>6</text:a></text:p>
          <text:p text:style-name="P6"><text:a xlink:type="simple" xlink:href="#__RefHeading___Toc548_2835759047" text:style-name="Index_20_Link" text:visited-style-name="Index_20_Link">لیدر بورد<text:tab/>6</text:a></text:p>
          <text:p text:style-name="P6"><text:a xlink:type="simple" xlink:href="#__RefHeading___Toc550_2835759047" text:style-name="Index_20_Link" text:visited-style-name="Index_20_Link">ساختار فروم<text:tab/>6</text:a></text:p>
          <text:p text:style-name="P5"><text:a xlink:type="simple" xlink:href="#__RefHeading___Toc322_3294813200" text:style-name="Index_20_Link" text:visited-style-name="Index_20_Link">نرم‌افزار مجله<text:tab/>6</text:a></text:p>
          <text:p text:style-name="P6"><text:a xlink:type="simple" xlink:href="#__RefHeading___Toc461_2835759047" text:style-name="Index_20_Link" text:visited-style-name="Index_20_Link">دسته‌بندی‌های کلی<text:tab/>6</text:a></text:p>
          <text:p text:style-name="P6"><text:a xlink:type="simple" xlink:href="#__RefHeading___Toc463_2835759047" text:style-name="Index_20_Link" text:visited-style-name="Index_20_Link">برچسب‌ها<text:tab/>6</text:a></text:p>
          <text:p text:style-name="P6"><text:a xlink:type="simple" xlink:href="#__RefHeading___Toc465_2835759047" text:style-name="Index_20_Link" text:visited-style-name="Index_20_Link">چند زبانی<text:tab/>6</text:a></text:p>
          <text:p text:style-name="P6"><text:a xlink:type="simple" xlink:href="#__RefHeading___Toc396_3294813200" text:style-name="Index_20_Link" text:visited-style-name="Index_20_Link">عضویت طلایی<text:tab/>6</text:a></text:p>
          <text:p text:style-name="P6"><text:a xlink:type="simple" xlink:href="#__RefHeading___Toc774_2835759047" text:style-name="Index_20_Link" text:visited-style-name="Index_20_Link">تبصره: استفاده از CMS<text:tab/>6</text:a></text:p>
          <text:p text:style-name="P4"><text:a xlink:type="simple" xlink:href="#__RefHeading___Toc310_3294813200" text:style-name="Index_20_Link" text:visited-style-name="Index_20_Link">برند سازی<text:tab/>6</text:a></text:p>
          <text:p text:style-name="P5"><text:a xlink:type="simple" xlink:href="#__RefHeading___Toc398_3294813200" text:style-name="Index_20_Link" text:visited-style-name="Index_20_Link">لوگو<text:tab/>6</text:a></text:p>
          <text:p text:style-name="P6"><text:a xlink:type="simple" xlink:href="#__RefHeading___Toc776_2835759047" text:style-name="Index_20_Link" text:visited-style-name="Index_20_Link">درباره‌ی نشان<text:tab/>7</text:a></text:p>
          <text:p text:style-name="P6"><text:a xlink:type="simple" xlink:href="#__RefHeading___Toc778_2835759047" text:style-name="Index_20_Link" text:visited-style-name="Index_20_Link">درباره‌ی رنگ‌بندی<text:tab/>7</text:a></text:p>
          <text:p text:style-name="P6"><text:a xlink:type="simple" xlink:href="#__RefHeading___Toc780_2835759047" text:style-name="Index_20_Link" text:visited-style-name="Index_20_Link">جزییات فنی نشان<text:tab/>7</text:a></text:p>
          <text:p text:style-name="P6"><text:a xlink:type="simple" xlink:href="#__RefHeading___Toc782_2835759047" text:style-name="Index_20_Link" text:visited-style-name="Index_20_Link">جزییات فنی سازمانی فایل‌های نهایی لوگو<text:tab/>7</text:a></text:p>
          <text:p text:style-name="P4"><text:a xlink:type="simple" xlink:href="#__RefHeading___Toc314_3294813200" text:style-name="Index_20_Link" text:visited-style-name="Index_20_Link">استراتژی محتوا<text:tab/>7</text:a></text:p>
          <text:p text:style-name="P5"><text:a xlink:type="simple" xlink:href="#__RefHeading___Toc324_3294813200" text:style-name="Index_20_Link" text:visited-style-name="Index_20_Link">عکس هفته<text:tab/>7</text:a></text:p>
          <text:p text:style-name="P5"><text:a xlink:type="simple" xlink:href="#__RefHeading___Toc326_3294813200" text:style-name="Index_20_Link" text:visited-style-name="Index_20_Link">پادکست صدای ساریاب<text:tab/>7</text:a></text:p>
          <text:p text:style-name="P5"><text:a xlink:type="simple" xlink:href="#__RefHeading___Toc328_3294813200" text:style-name="Index_20_Link" text:visited-style-name="Index_20_Link">خلاصه کتاب<text:tab/>7</text:a></text:p>
          <text:p text:style-name="P5"><text:a xlink:type="simple" xlink:href="#__RefHeading___Toc330_3294813200" text:style-name="Index_20_Link" text:visited-style-name="Index_20_Link">چهارشنبه طلایی<text:tab/>7</text:a></text:p>
          <text:p text:style-name="P5"><text:a xlink:type="simple" xlink:href="#__RefHeading___Toc357_3294813200" text:style-name="Index_20_Link" text:visited-style-name="Index_20_Link">مسیر‌ها<text:tab/>7</text:a></text:p>
          <text:p text:style-name="P6"><text:a xlink:type="simple" xlink:href="#__RefHeading___Toc359_3294813200" text:style-name="Index_20_Link" text:visited-style-name="Index_20_Link">مسیر Ui/Ux<text:tab/>7</text:a></text:p>
          <text:p text:style-name="P6"><text:a xlink:type="simple" xlink:href="#__RefHeading___Toc361_3294813200" text:style-name="Index_20_Link" text:visited-style-name="Index_20_Link">مسیر شبکه<text:tab/>7</text:a></text:p>
          <text:p text:style-name="P5"><text:a xlink:type="simple" xlink:href="#__RefHeading___Toc332_3294813200" text:style-name="Index_20_Link" text:visited-style-name="Index_20_Link">مجله<text:tab/>7</text:a></text:p>
          <text:p text:style-name="P6"><text:a xlink:type="simple" xlink:href="#__RefHeading___Toc334_3294813200" text:style-name="Index_20_Link" text:visited-style-name="Index_20_Link">پرونده‌ی دانشجویی<text:tab/>7</text:a></text:p>
          <text:p text:style-name="P6"><text:a xlink:type="simple" xlink:href="#__RefHeading___Toc336_3294813200" text:style-name="Index_20_Link" text:visited-style-name="Index_20_Link">پرونده‌ی سربازی<text:tab/>7</text:a></text:p>
          <text:p text:style-name="P6"><text:a xlink:type="simple" xlink:href="#__RefHeading___Toc397_3089759104" text:style-name="Index_20_Link" text:visited-style-name="Index_20_Link">پرونده‌ی حقوقی و قرارداد<text:tab/>7</text:a></text:p>
          <text:p text:style-name="P6"><text:a xlink:type="simple" xlink:href="#__RefHeading___Toc399_3089759104" text:style-name="Index_20_Link" text:visited-style-name="Index_20_Link">پرونده‌ی برنامه‌ریزی روزانه<text:tab/>7</text:a></text:p>
          <text:p text:style-name="P6"><text:a xlink:type="simple" xlink:href="#__RefHeading___Toc338_3294813200" text:style-name="Index_20_Link" text:visited-style-name="Index_20_Link">من و ساریاب<text:tab/>7</text:a></text:p>
          <text:p text:style-name="P5"><text:a xlink:type="simple" xlink:href="#__RefHeading___Toc784_2835759047" text:style-name="Index_20_Link" text:visited-style-name="Index_20_Link">تبلیغات و کمپین‌ها<text:tab/>7</text:a></text:p>
        </text:index-body>
      </text:table-of-content>
      <text:p text:style-name="P2"/>
      <text:h text:style-name="P9" text:outline-level="1"><text:bookmark-start text:name="__RefHeading___Toc306_3294813200"/>تشکیلات و سازماندهی<text:bookmark-end text:name="__RefHeading___Toc306_3294813200"/></text:h>
      <text:p text:style-name="P38">تشکیلات و سازماندهی و تغییرات آن به صورت عمومی در وبلاگ ساریاب به اطلاع عموم خواهد رسید.</text:p>
      <text:h text:style-name="P10" text:outline-level="2"><text:bookmark-start text:name="__RefHeading___Toc748_2835759047"/>بیانیه‌ی ماموریت<text:bookmark-end text:name="__RefHeading___Toc748_2835759047"/></text:h>
      <text:p text:style-name="P40">ساریاب ماموریت دارد تا انگیزه‌ی فعالیت‌های علمی در دانشجویان را تقویت کند.</text:p>
      <text:h text:style-name="P10" text:outline-level="2"><text:bookmark-start text:name="__RefHeading___Toc750_2835759047"/>چشم‌انداز <text:span text:style-name="T19">و آینده‌ی مطلوب</text:span><text:bookmark-end text:name="__RefHeading___Toc750_2835759047"/></text:h>
      <table:table table:name="Table1" table:style-name="Table1">
        <table:table-column table:style-name="Table1.A"/>
        <table:table-column table:style-name="Table1.B"/>
        <table:table-row>
          <table:table-cell table:style-name="Table1.A1" office:value-type="string">
            <text:p text:style-name="P21">زمان</text:p>
          </table:table-cell>
          <table:table-cell table:style-name="Table1.B1" office:value-type="string">
            <text:p text:style-name="P21">رویداد</text:p>
          </table:table-cell>
        </table:table-row>
        <table:table-row>
          <table:table-cell table:style-name="Table1.A5" office:value-type="string">
            <text:p text:style-name="P21">تابستان ۱۴۰۰</text:p>
          </table:table-cell>
          <table:table-cell table:style-name="Table1.B5" office:value-type="string">
            <text:p text:style-name="P21">پیاده‌سازی نسخه‌ی ۱.۱ ساریاب</text:p>
          </table:table-cell>
        </table:table-row>
        <table:table-row>
          <table:table-cell table:style-name="Table1.A5" office:value-type="string">
            <text:p text:style-name="P21">زمستان ۱۴۰۰</text:p>
          </table:table-cell>
          <table:table-cell table:style-name="Table1.B5" office:value-type="string">
            <text:p text:style-name="P21">جذب ۱۰۰۰ نفر از مخاطبین استان همدان</text:p>
          </table:table-cell>
        </table:table-row>
        <table:table-row>
          <table:table-cell table:style-name="Table1.A5" office:value-type="string">
            <text:p text:style-name="P22"><text:span text:style-name="T2">تابستان</text:span><text:span text:style-name="T19"> ۱۴۰۱</text:span></text:p>
          </table:table-cell>
          <table:table-cell table:style-name="Table1.B5" office:value-type="string">
            <text:p text:style-name="P21">جذب ۱۰۰۰ نفر از مخاطبین دانشگاه‌های تهران</text:p>
          </table:table-cell>
        </table:table-row>
        <table:table-row>
          <table:table-cell table:style-name="Table1.A5" office:value-type="string">
            <text:p text:style-name="P21">زمستان ۱۴۰۱</text:p>
          </table:table-cell>
          <table:table-cell table:style-name="Table1.B5" office:value-type="string">
            <text:p text:style-name="P21">افزایش رشته‌های تحت پوشش</text:p>
          </table:table-cell>
        </table:table-row>
      </table:table>
      <text:h text:style-name="Heading_20_2" text:outline-level="2"><text:bookmark-start text:name="__RefHeading___Toc752_2835759047"/>مشتریان<text:bookmark-end text:name="__RefHeading___Toc752_2835759047"/></text:h>
      <text:list xml:id="list3733135620" text:style-name="L2">
        <text:list-item>
          <text:p text:style-name="P42"><text:span text:style-name="T19">دانشجویان رشته‌های مهندسی</text:span></text:p>
        </text:list-item>
        <text:list-item>
          <text:p text:style-name="P41">فعالان صنعت</text:p>
        </text:list-item>
        <text:list-item>
          <text:p text:style-name="P41">دانش آموزان جویای مهارت بالای ۱۵ سال</text:p>
        </text:list-item>
        <text:list-item>
          <text:p text:style-name="P41">دانشجویان سایر رشته‌های دانشگاه</text:p>
        </text:list-item>
      </text:list>
      <text:h text:style-name="Heading_20_2" text:outline-level="2"><text:bookmark-start text:name="__RefHeading___Toc754_2835759047"/>بازار<text:bookmark-end text:name="__RefHeading___Toc754_2835759047"/></text:h>
      <text:list xml:id="list1702337438" text:style-name="L3">
        <text:list-item>
          <text:p text:style-name="P45"><text:span text:style-name="T20">بازار </text:span><text:span text:style-name="T6">مخاطبین محتوای آموزشی</text:span></text:p>
        </text:list-item>
        <text:list-item>
          <text:p text:style-name="P43">بازار مخاطبین محتوای کوتاه شبکه‌های اجتماعی</text:p>
        </text:list-item>
        <text:list-item>
          <text:p text:style-name="P43">بازار تولیدکنندگان محتوا (درصورت مازاد ظرفیت تیم برای انجام پروژه‌های پیمانکاری)</text:p>
        </text:list-item>
        <text:list-item>
          <text:p text:style-name="P43">بازار رسانه و زیر ساخت‌های رسانه‌ای (درصورت مازاد ظرفیت تیم برای انجام پروژه‌های پیمانکاری)</text:p>
        </text:list-item>
      </text:list>
      <text:h text:style-name="Heading_20_2" text:outline-level="2"><text:bookmark-start text:name="__RefHeading___Toc756_2835759047"/>فناوری‌ها<text:bookmark-end text:name="__RefHeading___Toc756_2835759047"/></text:h>
      <text:list xml:id="list4031846665" text:style-name="L4">
        <text:list-item>
          <text:p text:style-name="P44">راهکار‌های نرم‌افزاری ذخیره و بازیابی برای تجارت (Software Solutions for Business)</text:p>
        </text:list-item>
        <text:list-item>
          <text:p text:style-name="P44">نرم‌افزار‌های تحت وب و موبایل</text:p>
        </text:list-item>
        <text:list-item>
          <text:p text:style-name="P46">APIهای دسترسی آزاد و محدود</text:p>
        </text:list-item>
        <text:list-item>
          <text:p text:style-name="P44">راهکار‌های هوش تجاری (Business Intelligence)</text:p>
        </text:list-item>
        <text:list-item>
          <text:p text:style-name="P44">هوش مصنوعی کاربردی (Applied Artificial Intelligence)</text:p>
        </text:list-item>
      </text:list>
      <text:h text:style-name="Heading_20_2" text:outline-level="2"><text:bookmark-start text:name="__RefHeading___Toc758_2835759047"/>بقا و سود‌آوری<text:bookmark-end text:name="__RefHeading___Toc758_2835759047"/></text:h>
      <text:list xml:id="list1656453716" text:style-name="L5">
        <text:list-item>
          <text:p text:style-name="P47">تأمین سرمایه از طریق اسپاسنر</text:p>
        </text:list-item>
        <text:list-item>
          <text:p text:style-name="P47">تأمین سرمایه از طریق مجله</text:p>
        </text:list-item>
        <text:list-item>
          <text:p text:style-name="P47">تأمین سرمایه از طریق انجام پروژه‌های پیمانی</text:p>
        </text:list-item>
      </text:list>
      <text:h text:style-name="Heading_20_2" text:outline-level="2"><text:bookmark-start text:name="__RefHeading___Toc760_2835759047"/>توجه به تصور مردم<text:bookmark-end text:name="__RefHeading___Toc760_2835759047"/></text:h>
      <text:list xml:id="list3045154199" text:style-name="L6">
        <text:list-item>
          <text:p text:style-name="P49"><text:span text:style-name="T21">هاب باید همواره رایگان و در اختیار عموم مردم باشد.</text:span></text:p>
        </text:list-item>
        <text:list-item>
          <text:p text:style-name="P48">فروم باید همواره رایگان و در اختیار عموم مردم باشد.</text:p>
        </text:list-item>
        <text:list-item>
          <text:p text:style-name="P48">رپرتاژ تبلیغاتی در مجله بدون برچسب ممنوع است.</text:p>
        </text:list-item>
        <text:list-item>
          <text:p text:style-name="P48">بایاس‌های تبلیغاتی الگوریتم جستجو بدون برچسب ممنوع است.</text:p>
        </text:list-item>
        <text:list-item>
          <text:p text:style-name="P48">با توجه به نواقص قوانین حقوق منعوی، این موارد باید در سطح قابل قبول و فراتر از استاندارد‌های کشور ایران اجرا شود.</text:p>
        </text:list-item>
        <text:list-item>
          <text:p text:style-name="P48"><text:soft-page-break/>فروش داده‌های کاربران که دارای اطلاعات هویتی ایشان باشد ممنوع است.</text:p>
        </text:list-item>
        <text:list-item>
          <text:p text:style-name="P48">تغییرات در چارت سازمانی و ذی‌نفعان باید در حداکثر شفافیت ممکن صورت پذیرد.</text:p>
        </text:list-item>
        <text:list-item>
          <text:p text:style-name="P48">قوانین حقوقی باید به اطلاع مخاطبین برسد.</text:p>
        </text:list-item>
      </text:list>
      <text:h text:style-name="Heading_20_2" text:outline-level="2"><text:bookmark-start text:name="__RefHeading___Toc762_2835759047"/>توجه به کارکنان<text:bookmark-end text:name="__RefHeading___Toc762_2835759047"/></text:h>
      <text:list xml:id="list3301690299" text:style-name="L8">
        <text:list-item>
          <text:p text:style-name="P50">کارکنان سرمایه‌های انسانی به شمار می‌آیند.</text:p>
        </text:list-item>
        <text:list-item>
          <text:p text:style-name="P51"><text:span text:style-name="T22">کارکنان باید از گردش مالی بخشی که در آن مشغول فعالیت هستند اطلاعات کامل داشته باشند.</text:span></text:p>
        </text:list-item>
      </text:list>
      <text:h text:style-name="Heading_20_2" text:outline-level="2"><text:bookmark-start text:name="__RefHeading___Toc766_2835759047"/>تغییر رویه با توجه به تغییر تکنولوژی<text:bookmark-end text:name="__RefHeading___Toc766_2835759047"/></text:h>
      <text:p text:style-name="P52">کارگروه مدیریت استراتژیک و تیم تحقیق و توسعه مسول بررسی روندهای تغییر تکنولوژی، نظارت بر به روز‌رسانی‌های سایرین، و اطلاع رسانی به‌موقع در این موارد هستند.</text:p>
      <text:h text:style-name="Heading_20_2" text:outline-level="2"><text:bookmark-start text:name="__RefHeading___Toc768_2835759047"/>ماتریس SWOT بر اساس <text:span text:style-name="T23">ضریاب اهمیت </text:span>عوامل داخلی و خارجی<text:bookmark-end text:name="__RefHeading___Toc768_2835759047"/></text:h>
      <table:table table:name="Table2" table:style-name="Table2">
        <table:table-column table:style-name="Table2.A"/>
        <table:table-column table:style-name="Table2.B" table:number-columns-repeated="2"/>
        <table:table-row>
          <table:table-cell table:style-name="Table2.A1" office:value-type="string">
            <text:p text:style-name="P23"/>
          </table:table-cell>
          <table:table-cell table:style-name="Table2.A1" office:value-type="string">
            <text:p text:style-name="P23">نقاط قوت</text:p>
            <text:p text:style-name="P23">(Strenghts)</text:p>
          </table:table-cell>
          <table:table-cell table:style-name="Table2.C1" office:value-type="string">
            <text:p text:style-name="P23">نقاط ضعف</text:p>
            <text:p text:style-name="P23">(Weakness)</text:p>
          </table:table-cell>
        </table:table-row>
        <table:table-row>
          <table:table-cell table:style-name="Table2.A2" table:number-rows-spanned="2" office:value-type="string">
            <text:p text:style-name="P23">فرصت‌ها</text:p>
            <text:p text:style-name="P23">(Opportunities)</text:p>
          </table:table-cell>
          <table:table-cell table:style-name="Table2.B2" office:value-type="string">
            <text:p text:style-name="P25">استراتژی‌های SO</text:p>
          </table:table-cell>
          <table:table-cell table:style-name="Table2.C2" office:value-type="string">
            <text:p text:style-name="P24"><text:span text:style-name="T23">استراتژی‌های </text:span><text:span text:style-name="T3">WO</text:span></text:p>
          </table:table-cell>
        </table:table-row>
        <table:table-row>
          <table:covered-table-cell/>
          <table:table-cell table:style-name="Table2.B3" office:value-type="string">
            <text:p text:style-name="P28">ادامه دادن برنامه نویسی و توسعه‌ی محصولات زیر ساختی خلاقانه دارای ظرفیت دانش‌بنیان</text:p>
          </table:table-cell>
          <table:table-cell table:style-name="Table2.C3" office:value-type="string">
            <text:p text:style-name="P26"/>
          </table:table-cell>
        </table:table-row>
        <table:table-row>
          <table:table-cell table:style-name="Table2.A2" table:number-rows-spanned="2" office:value-type="string">
            <text:p text:style-name="P23">تهدید‌ها</text:p>
            <text:p text:style-name="P23">(<text:span text:style-name="T23">Theats</text:span>)</text:p>
          </table:table-cell>
          <table:table-cell table:style-name="Table2.B4" office:value-type="string">
            <text:p text:style-name="P24"><text:span text:style-name="T23">استراتژی‌های </text:span><text:span text:style-name="T3">ST</text:span></text:p>
          </table:table-cell>
          <table:table-cell table:style-name="Table2.C4" office:value-type="string">
            <text:p text:style-name="P24"><text:span text:style-name="T23">استراتژی‌های </text:span><text:span text:style-name="T3">WT</text:span></text:p>
          </table:table-cell>
        </table:table-row>
        <table:table-row>
          <table:covered-table-cell/>
          <table:table-cell table:style-name="Table2.B5" office:value-type="string">
            <text:p text:style-name="P27"/>
          </table:table-cell>
          <table:table-cell table:style-name="Table2.C5" office:value-type="string">
            <text:p text:style-name="P27"/>
          </table:table-cell>
        </table:table-row>
      </table:table>
      <text:p text:style-name="Text_20_body"/>
      <text:h text:style-name="Heading_20_2" text:outline-level="2"><text:bookmark-start text:name="__RefHeading___Toc770_2835759047"/>بقا و تامین پول<text:bookmark-end text:name="__RefHeading___Toc770_2835759047"/></text:h>
      <text:p text:style-name="P33">تأمین سرمایه‌های مورد نیاز رشد ساریاب از طریق دو منبع اسپانسرینگ گردرگ در قالب سرمایه‌گذاری و مجله‌ی ساریاب (که برخی از نیاز‌های غیر پولی خود را از طریق ساریاب مرتفع می‌کند) صورت می‌پذیرد.</text:p>
      <text:p text:style-name="P33"><draw:frame draw:style-name="fr3" draw:name="Object1" text:anchor-type="paragraph" svg:width="3.3717in" svg:height="2.3909in" draw:z-index="2"><draw:object xlink:href="./Object 1" xlink:type="simple" xlink:show="embed" xlink:actuate="onLoad"/><draw:image xlink:href="./ObjectReplacements/Object 1" xlink:type="simple" xlink:show="embed" xlink:actuate="onLoad"/><svg:desc>OLE-object</svg:desc></draw:frame></text:p>
      <text:h text:style-name="Heading_20_2" text:outline-level="2"><text:bookmark-start text:name="__RefHeading___Toc386_3294813200"/>چارت سازمانی<text:bookmark-end text:name="__RefHeading___Toc386_3294813200"/></text:h>
      <text:h text:style-name="Heading_20_2" text:outline-level="2"><draw:frame draw:style-name="fr3" draw:name="Object2" text:anchor-type="paragraph" svg:width="2.9264in" svg:height="1.8319in" draw:z-index="1"><draw:object xlink:href="./Object 2" xlink:type="simple" xlink:show="embed" xlink:actuate="onLoad"/><draw:image xlink:href="./ObjectReplacements/Object 2" xlink:type="simple" xlink:show="embed" xlink:actuate="onLoad"/><svg:desc>OLE-object</svg:desc></draw:frame><text:bookmark-start text:name="__RefHeading___Toc772_2835759047"/>جهت‌گیری‌های سیاسی<text:bookmark-end text:name="__RefHeading___Toc772_2835759047"/></text:h>
      <text:p text:style-name="P32">ساریاب به هیچ حذب سیاسی هیچ گونه گرایشی ندارد و با احتمام به کوشش حداثر در احترام به عقاید، احزاب، گرایش‌ها، و تفکرات، تابع قوانین کشور مرجع خود، جمهوری اسلامی ایران، است.</text:p>
      <text:h text:style-name="P11" text:outline-level="2">تاریخچه‌ی تشکیلات و انتصابات اولیه</text:h>
      <text:p text:style-name="P31"/>
      <text:p text:style-name="P14"><text:soft-page-break/>شرایط تاریکی را تجربه کردیم که روزنه‌ی نور در آن خورشید می‌نمود. چالش‌های اصلی در آن زمان، افسردگی ناشی از اضطراب‌های مالی و ناامیدی حاصل از جنجال‌های رسانه‌ای بود که در بده بستانی تنگاتنگ با عدم مطالعه، عدم تعامل قرار داشت. بدیهی است که رشد علمی و اقصادی افراد در معرض آسیب‌های جدی قرار داشت. در پی مسولیت اجتماعی بر آن شدم تا با طراحی برخی کانتکس‌های نرم و با طراحی سامانه‌های نرم‌افزاری، در پی ارتقا سطح سلامت روان، پایداری اقتصادی افراد، و دانش علمی ایشان بکوشم.<text:line-break/>ابتدا این پروژه با نام «Pressz» در قالب پژوهش‌های نظری که بخشی از آن‌ها در وب‌سایت شخصی و سایر پایگاه‌های انتشار محتوا در دسترس عمومی قرار گرفته‌اند، آغاز به کار کرد که آورده‌ی علمی و تجربی ارزشمندی را به ارمغان آورد.<text:line-break/>حال لازم بود تا از سایر هم‌قطاران که دغدغه‌ی مشترک داشتند دعوت کنم تا در این راه به کمک بشتابند. و ایشان دلسوزانه و بدون چشم‌داشت مالی به کمک آمدند. چرا که در مدل تشکیلات، تنها کانال تامین مالی تنها از طریق هزینه‌های شخصی این‌جانب بود که عمدتا برای هزینه‌های هاستینگ (نگهداری در سطح اینترنت) هزینه می‌شد. <text:span text:style-name="T14">روز </text:span><text:span text:style-name="T15">۱۶ آبان ۱۳۹۸</text:span><text:span text:style-name="T14"> با رونمایی از نسخه‌ی اولیه‌ی وب‌سایت و راه‌اندازی کانال‌های ما در شبکه‌های اجتماعی، این پروژه آغاز به کار کرد. </text:span>زمان صرف شده‌ی عزیزان برای همکاری در این پروژه<text:span text:style-name="T14">در قالب برنامه‌نویسی و وقف محتوای آموزشی</text:span> تا به امروز (۲۲ آذرماه ۱۳۹۹) به عنوان مسولیت اجتماعی ایشان و به صورت رایگان انجام شده است.<text:line-break/><text:span text:style-name="T14">لازم به ذکر است که تا به امروز هیچ محتوایی در وب‌سایت منتشر نشده است مگر به اذن نویسنده‌ی محترم و با ارجاع به پایگاه ایشان. ساریاب تا به امروز هیچ محتوایی را تحت برند خود منتشر نکرده و همواره بر اصول مالکیت معنوی آثار پایبند بودیم.</text:span><text:line-break/>- <text:span text:style-name="T14">بدین وسیله از</text:span> آقای امیرمهدی بهارلو، که در برنامه‌نویسی بخشی، از سایت که در پایگاه github.com به صورت کامل مشخص شده است، همکاری داشته‌اند.<text:line-break/>- این تیم در شش ماه اول به صورت تنگاتنگ از حمایت‌های معنوی و راهنمایی‌های دلسوزانه‌ی آقای مهندس محمد‌حسین بامنشین (دانشگاه بوعلی سینا) بهره‌مند بودیم.<text:line-break/>- <text:span text:style-name="T12">اولین واقفین محتوا</text:span><text:span text:style-name="T16">ی علمی</text:span><text:span text:style-name="T12"> </text:span>که در قالب «تیم تحریریه‌ی ساریاب» از<text:span text:style-name="T1"> حضور</text:span> ایشان <text:span text:style-name="T13">و گاهی اوقات پیش‌نهاد‌های سازنده‌ی ایشان </text:span>بهره‌مند شدی<text:span text:style-name="T16">م</text:span><text:span text:style-name="T13">، </text:span><text:s/>و <text:span text:style-name="T13">بخشی از</text:span> خروجی فعالیت ایشان در هاب <text:span text:style-name="T16">و </text:span>به نام ایشان ثبت شده است، به شرح زیر است:<text:line-break/>آقایان امین جهاندیده، <text:span text:style-name="T12">امیرحسین شریفی، رضا لکی، امیر تقی‌خانی، میثم نگه‌دار پنیرانی، علیرضا گماریان، </text:span><text:span text:style-name="T13">محمد فصیحی.<text:line-break/>خانم‌ها: شبنم بارانی، راضیه شهباز</text:span><text:span text:style-name="T14">ی.</text:span><text:line-break/>- همچنین لازم است تا بار دیگر مراتب تقدیر و تشکر خود را از تمامی عزیزانی که در صفحه‌ی تقدیر‌های وب‌سایت ساریاب (به نشانی sariab.ir/Home/ThankYou) از ایشان نام‌بردیم، به عمل آورم.</text:p>
      <text:p text:style-name="P15"><draw:frame draw:style-name="fr1" draw:name="Image2" text:anchor-type="paragraph" svg:width="0.2811in" svg:height="0.6319in" draw:z-index="3"><draw:image xlink:href="Pictures/100002010000001A0000003C558E76BD1E101987.png" xlink:type="simple" xlink:show="embed" xlink:actuate="onLoad" loext:mime-type="image/png"/></draw:frame>محمدرضا طیبی<text:line-break/><text:span text:style-name="T16">سردبیر</text:span><text:line-break/>۲۲ آذرماه ۱۳۹۹</text:p>
      <text:h text:style-name="P8" text:outline-level="1"><text:bookmark-start text:name="__RefHeading___Toc308_3294813200"/><text:soft-page-break/>به روز‌رسانی‌های سامانه‌های نرم‌افزاری<text:bookmark-end text:name="__RefHeading___Toc308_3294813200"/></text:h>
      <text:h text:style-name="Heading_20_2" text:outline-level="2"><text:bookmark-start text:name="__RefHeading___Toc542_2835759047"/>زیر ساخت اعطای Badge به کاربران<text:bookmark-end text:name="__RefHeading___Toc542_2835759047"/></text:h>
      <text:h text:style-name="Heading_20_3" text:outline-level="3"><text:bookmark-start text:name="__RefHeading___Toc544_2835759047"/>شیوه ی عملکرد<text:bookmark-end text:name="__RefHeading___Toc544_2835759047"/></text:h>
      <text:p text:style-name="Text_20_body">باید مدیران سیستم بتوانند مدال (Badge) تعریف کرده و ویرایش کنند. مدال‌ها در صورت احراز شرایطی که به صورت SQL تعریف می‌شوند، به انسان‌ها اهدا می‌شوند.</text:p>
      <text:h text:style-name="Heading_20_3" text:outline-level="3"><text:bookmark-start text:name="__RefHeading___Toc546_2835759047"/>نمایشگاه مدال<text:bookmark-end text:name="__RefHeading___Toc546_2835759047"/></text:h>
      <text:p text:style-name="Text_20_body">صفحه‌ای برای توضیح ویژگی‌های هر مدال و فعالیت‌های مورد نیاز آن تعبیه شود.</text:p>
      <text:h text:style-name="Heading_20_2" text:outline-level="2"><text:bookmark-start text:name="__RefHeading___Toc355_3294813200"/>نرم‌افزار هاب<text:bookmark-end text:name="__RefHeading___Toc355_3294813200"/></text:h>
      <text:h text:style-name="Heading_20_3" text:outline-level="3"><text:bookmark-start text:name="__RefHeading___Toc390_3294813200"/>بهبود نویگشن مسیر‌ها<text:bookmark-end text:name="__RefHeading___Toc390_3294813200"/></text:h>
      <text:p text:style-name="Text_20_body">در نرم‌افزار هاب، امکان انتقال بین پست‌های قبل و بعد مسیر فراهم می‌شود. به این صورت که در قسمت پایینی پیش‌نمایش هر پست، به گام‌های قبل و بعد اشاره می‌کنیم.</text:p>
      <text:h text:style-name="Heading_20_2" text:outline-level="2"><text:bookmark-start text:name="__RefHeading___Toc320_3294813200"/>نرم‌افزار فروم<text:bookmark-end text:name="__RefHeading___Toc320_3294813200"/></text:h>
      <text:h text:style-name="Heading_20_3" text:outline-level="3"><text:bookmark-start text:name="__RefHeading___Toc392_3294813200"/>احراز هویت کاربران<text:bookmark-end text:name="__RefHeading___Toc392_3294813200"/></text:h>
      <text:p text:style-name="Text_20_body">ابتدا باید زیر ساختی به جهت احراز هویت کاربران تعبیه کنیم. برای این منظور می‌توانیم از سیستم گردآفرید بهره‌مند شویم. هر کاربر می‌تواند با شناسه‌کاربری و سایر اطلاعات هویتی به سیستم وارد شده (Authentication) و از دسترسی‌های مربوطه بهره‌مند (Authorization) شود. ثبت‌نام در سایت برای تمامی افراد مجاز است.</text:p>
      <text:p text:style-name="Text_20_body">نکته: استفاده از هاب نیازی به احراز هویت ندارد.</text:p>
      <text:p text:style-name="Text_20_body">نکته: شناسه‌ی کاربری مذکور باید به لاگ‌های کاربران برچسب شود.</text:p>
      <text:h text:style-name="Heading_20_3" text:outline-level="3"><text:bookmark-start text:name="__RefHeading___Toc394_3294813200"/>پروفایل انسان‌ها<text:bookmark-end text:name="__RefHeading___Toc394_3294813200"/></text:h>
      <text:p text:style-name="Text_20_body">هر انسان (در ادبیات فنی: کاربر) یک صفحه‌ی پروفایل در اختیار دارد که مدال‌ها، پست‌های هاب، فعالیت در فروم، مسیر‌های شخصی‌سازی شده، و سایر موارد را در بر می‌گیرد. پروفایل باید گویای تخصص‌های هر فرد و تالار‌های تحت مدیریت ایشان نیز باشد.</text:p>
      <text:p text:style-name="Text_20_body">دسترسی به پروفایل از طریق هاب نیز امکان‌پذیر است.</text:p>
      <text:h text:style-name="Heading_20_3" text:outline-level="3"><text:bookmark-start text:name="__RefHeading___Toc548_2835759047"/>لیدر بورد<text:bookmark-end text:name="__RefHeading___Toc548_2835759047"/></text:h>
      <text:p text:style-name="Text_20_body">لیدربورد‌‌های روزانه، با قابلیت آرشیو نتایج و همچنین لیدربورد‌های هفتگی، سالانه، و کلی تعبیه شوند.</text:p>
      <text:h text:style-name="Heading_20_3" text:outline-level="3"><text:bookmark-start text:name="__RefHeading___Toc550_2835759047"/>ساختار فروم<text:bookmark-end text:name="__RefHeading___Toc550_2835759047"/></text:h>
      <text:p text:style-name="Text_20_body">فروم شامل سرسرای اصلی و تالار‌های گفتمان تخصصی است. هر تالار توسط یک یا چند انسان، مدیریت می‌شود.</text:p>
      <text:p text:style-name="Text_20_body">هر تالار می‌تواند شامل چندین گفتگوی زیر مجموعه باشد که با یک پست در قالب طرح یک مسئله اصلی آغاز به کار می‌کند.</text:p>
      <text:p text:style-name="Text_20_body">همچنین هر پست می‌تواند رأی مثبت یا منفی دریافت کند که برای این دسترسی، افراد باید مدال مربوطه را دریافت کرده باشند.</text:p>
      <text:h text:style-name="Heading_20_2" text:outline-level="2"><text:bookmark-start text:name="__RefHeading___Toc322_3294813200"/><text:soft-page-break/>نرم‌افزار مجله<text:bookmark-end text:name="__RefHeading___Toc322_3294813200"/></text:h>
      <text:h text:style-name="Heading_20_3" text:outline-level="3"><text:bookmark-start text:name="__RefHeading___Toc461_2835759047"/>دسته‌بندی‌های کلی<text:bookmark-end text:name="__RefHeading___Toc461_2835759047"/></text:h>
      <text:p text:style-name="P35">این دسته‌بندی‌ها بر اساس رشته‌های دانشگاهی خواهند بود.</text:p>
      <text:h text:style-name="Heading_20_3" text:outline-level="3"><text:bookmark-start text:name="__RefHeading___Toc463_2835759047"/>برچسب‌ها<text:bookmark-end text:name="__RefHeading___Toc463_2835759047"/></text:h>
      <text:p text:style-name="P35">بر اساس مباحث مورد نیاز تا افراد بتوانند به سادگی به پیش‌نیاز‌ها دسترسی پیدا کنند.</text:p>
      <text:h text:style-name="Heading_20_3" text:outline-level="3"><text:bookmark-start text:name="__RefHeading___Toc465_2835759047"/>چند زبانی<text:bookmark-end text:name="__RefHeading___Toc465_2835759047"/></text:h>
      <text:p text:style-name="P35">زبان دوم (انگلیسی) فعلاً غیر فعال خواهد بود.</text:p>
      <text:h text:style-name="Heading_20_3" text:outline-level="3"><text:bookmark-start text:name="__RefHeading___Toc396_3294813200"/>عضویت طلایی<text:bookmark-end text:name="__RefHeading___Toc396_3294813200"/></text:h>
      <text:p text:style-name="P39">مدل مالی تهیه شود.</text:p>
      <text:h text:style-name="P12" text:outline-level="3"><text:bookmark-start text:name="__RefHeading___Toc774_2835759047"/>تبصره: استفاده از CMS<text:bookmark-end text:name="__RefHeading___Toc774_2835759047"/></text:h>
      <text:p text:style-name="P34">نرم‌افزار مجله به شرط هماهنگی با سیستم احراز هویت گردآفرید، می‌تواند بر پایه‌ی وردپرس پیاده‌سازی شود.</text:p>
      <text:h text:style-name="Heading_20_1" text:outline-level="1"><text:bookmark-start text:name="__RefHeading___Toc310_3294813200"/>برند سازی<text:bookmark-end text:name="__RefHeading___Toc310_3294813200"/></text:h>
      <text:h text:style-name="Heading_20_2" text:outline-level="2"><text:bookmark-start text:name="__RefHeading___Toc398_3294813200"/>لوگو<text:bookmark-end text:name="__RefHeading___Toc398_3294813200"/></text:h>
      <text:p text:style-name="P37"><text:span text:style-name="T5">لوگوی</text:span><text:span text:style-name="T17"> ساریاب باید شامل متن و نشان و بر پایه‌ی رنگ‌بندی سازمانی ساریاب باشد.</text:span></text:p>
      <text:h text:style-name="P13" text:outline-level="3"><text:bookmark-start text:name="__RefHeading___Toc776_2835759047"/>درباره‌ی نشان<text:bookmark-end text:name="__RefHeading___Toc776_2835759047"/></text:h>
      <text:h text:style-name="Heading_20_3" text:outline-level="3"><text:bookmark-start text:name="__RefHeading___Toc778_2835759047"/>درباره‌ی رنگ‌بندی<text:bookmark-end text:name="__RefHeading___Toc778_2835759047"/></text:h>
      <text:h text:style-name="Heading_20_3" text:outline-level="3"><text:bookmark-start text:name="__RefHeading___Toc780_2835759047"/>جزییات فنی نشان<text:bookmark-end text:name="__RefHeading___Toc780_2835759047"/></text:h>
      <text:h text:style-name="Heading_20_3" text:outline-level="3"><text:bookmark-start text:name="__RefHeading___Toc782_2835759047"/>جزییات فنی سازمانی فایل‌های نهایی لوگو<text:bookmark-end text:name="__RefHeading___Toc782_2835759047"/></text:h>
      <text:p text:style-name="P36">استفاده از نرم‌افزار‌های غیر آزاد (مانند Adobe Illustrator و یا Corel Draw) مجاز نیست.</text:p>
      <text:h text:style-name="Heading_20_1" text:outline-level="1"><text:bookmark-start text:name="__RefHeading___Toc314_3294813200"/><text:span text:style-name="T18">استراتژی </text:span>محتوا<text:bookmark-end text:name="__RefHeading___Toc314_3294813200"/></text:h>
      <text:h text:style-name="Heading_20_2" text:outline-level="2"><text:bookmark-start text:name="__RefHeading___Toc324_3294813200"/>عکس هفته<text:bookmark-end text:name="__RefHeading___Toc324_3294813200"/></text:h>
      <text:p text:style-name="P53">دوره انتشار: هفتگی</text:p>
      <text:p text:style-name="P53">هدف: افزایش زیبایی‌های بصری در شبکه‌های اجتماعی</text:p>
      <text:p text:style-name="P53">تامین: عکاس‌های داوطلب</text:p>
      <text:h text:style-name="Heading_20_2" text:outline-level="2"><text:bookmark-start text:name="__RefHeading___Toc326_3294813200"/>پادکست صدای ساریاب<text:bookmark-end text:name="__RefHeading___Toc326_3294813200"/></text:h>
      <text:p text:style-name="P53">دوره‌ی انتشار: ماهانه</text:p>
      <text:p text:style-name="P53">هدف: دسترس پذیر کردن محتوا به صورت شنیداری</text:p>
      <text:p text:style-name="P53">تامین: تیم تحریریه مجله بر اساس مجله، فروم، هاب، و بلاگ</text:p>
      <text:h text:style-name="Heading_20_2" text:outline-level="2"><text:bookmark-start text:name="__RefHeading___Toc328_3294813200"/>خلاصه کتاب<text:bookmark-end text:name="__RefHeading___Toc328_3294813200"/></text:h>
      <text:p text:style-name="P53">دوره‌ی انتشار: ماهانه</text:p>
      <text:p text:style-name="P55"><text:span text:style-name="T24">هدف: </text:span><text:span text:style-name="T7">ترویج فرهنگ کتاب‌خوانی و ایجاد عادت مطالعه‌ی متون بلند</text:span></text:p>
      <text:p text:style-name="P55"><text:span text:style-name="T24">تامین: </text:span><text:span text:style-name="T7">تیم تحریریه مجله</text:span></text:p>
      <text:h text:style-name="Heading_20_2" text:outline-level="2"><text:bookmark-start text:name="__RefHeading___Toc330_3294813200"/><text:soft-page-break/>چهارشنبه طلایی<text:bookmark-end text:name="__RefHeading___Toc330_3294813200"/></text:h>
      <text:p text:style-name="P55"><text:span text:style-name="T24">دوره‌ی انتشار: </text:span><text:span text:style-name="T7">دو هفته</text:span></text:p>
      <text:p text:style-name="P55"><text:span text:style-name="T24">هدف: </text:span><text:span text:style-name="T7">ایجاد انگیزه و ترویج گفتمان</text:span></text:p>
      <text:p text:style-name="P55"><text:span text:style-name="T24">تامین: </text:span><text:span text:style-name="T7">تیم تحریریه مجله و مهمانان برون سازمانی</text:span></text:p>
      <text:h text:style-name="Heading_20_2" text:outline-level="2"><text:bookmark-start text:name="__RefHeading___Toc357_3294813200"/>مسیر‌ها<text:bookmark-end text:name="__RefHeading___Toc357_3294813200"/></text:h>
      <text:p text:style-name="P55"><text:span text:style-name="T7">دوره‌ی انتشار: فصلی</text:span></text:p>
      <text:p text:style-name="P55"><text:span text:style-name="T24">هدف: </text:span><text:span text:style-name="T7">ایجاد سهولت در دسترسی به محتوا</text:span></text:p>
      <text:p text:style-name="P55"><text:span text:style-name="T7">تامین: تیم هاب</text:span></text:p>
      <text:h text:style-name="Heading_20_3" text:outline-level="3"><text:bookmark-start text:name="__RefHeading___Toc359_3294813200"/>مسیر Ui/Ux<text:bookmark-end text:name="__RefHeading___Toc359_3294813200"/></text:h>
      <text:p text:style-name="P54">پیگیری شود</text:p>
      <text:h text:style-name="Heading_20_3" text:outline-level="3"><text:bookmark-start text:name="__RefHeading___Toc361_3294813200"/>مسیر شبکه<text:bookmark-end text:name="__RefHeading___Toc361_3294813200"/></text:h>
      <text:p text:style-name="P54">پیگیری شود</text:p>
      <text:h text:style-name="Heading_20_2" text:outline-level="2"><text:bookmark-start text:name="__RefHeading___Toc332_3294813200"/>مجله<text:bookmark-end text:name="__RefHeading___Toc332_3294813200"/></text:h>
      <text:h text:style-name="Heading_20_3" text:outline-level="3"><text:bookmark-start text:name="__RefHeading___Toc334_3294813200"/>پرونده‌ی دانشجویی<text:bookmark-end text:name="__RefHeading___Toc334_3294813200"/></text:h>
      <text:h text:style-name="Heading_20_3" text:outline-level="3"><text:bookmark-start text:name="__RefHeading___Toc336_3294813200"/>پرونده‌ی سربازی<text:bookmark-end text:name="__RefHeading___Toc336_3294813200"/></text:h>
      <text:h text:style-name="Heading_20_3" text:outline-level="3"><text:bookmark-start text:name="__RefHeading___Toc397_3089759104"/>پرونده‌ی حقوقی کسب و کار<text:bookmark-end text:name="__RefHeading___Toc397_3089759104"/></text:h>
      <text:h text:style-name="Heading_20_3" text:outline-level="3"><text:bookmark-start text:name="__RefHeading___Toc399_3089759104"/>پرونده‌ی برنامه‌ریزی روزانه<text:bookmark-end text:name="__RefHeading___Toc399_3089759104"/></text:h>
      <text:h text:style-name="Heading_20_3" text:outline-level="3"><text:bookmark-start text:name="__RefHeading___Toc338_3294813200"/>من و ساریاب<text:bookmark-end text:name="__RefHeading___Toc338_3294813200"/></text:h>
      <text:h text:style-name="Heading_20_2" text:outline-level="2"><text:bookmark-start text:name="__RefHeading___Toc784_2835759047"/>تبلیغات و کمپین‌ها<text:bookmark-end text:name="__RefHeading___Toc784_2835759047"/></text:h>
      <text:list xml:id="list3271359800" text:style-name="L9">
        <text:list-item>
          <text:p text:style-name="P56"><text:span text:style-name="T24">دعوت به همکاری در عکس هفته</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hel3" svg:font-family="Sahel" style:font-adornments="Book"/>
    <style:font-face style:name="Sahel1" svg:font-family="Sahel" style:font-adornments="Regular"/>
    <style:font-face style:name="behdad" svg:font-family="behdad"/>
    <style:font-face style:name="DejaVu Sans1" svg:font-family="'DejaVu Sans'" style:font-family-generic="swiss"/>
    <style:font-face style:name="Sahel" svg:font-family="Sahel" style:font-pitch="variable"/>
    <style:font-face style:name="Sahel2" svg:font-family="Sahel"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style:font-name="Sahel1" fo:font-family="Sahel" style:font-style-name="Regular" style:font-name-complex="Sahel3" style:font-family-complex="Sahel" style:font-style-name-complex="Book" style:font-style-complex="normal" style:font-weight-complex="normal"/>
    </style:style>
    <style:style style:name="Heading" style:family="paragraph" style:parent-style-name="Standard" style:next-style-name="Text_20_body" style:class="text" style:master-page-name="">
      <style:paragraph-properties fo:margin-top="0.1665in" fo:margin-bottom="0.0835in" loext:contextual-spacing="false" fo:text-align="end" style:justify-single-word="false" style:page-number="auto" fo:keep-with-next="always" style:writing-mode="rl-tb">
        <style:tab-stops/>
      </style:paragraph-properties>
      <style:text-properties style:font-name="Sahel2" fo:font-family="Sahel" style:font-style-name="Regular" style:font-pitch="variable" fo:font-size="14pt" style:font-name-asian="Noto Sans CJK SC" style:font-family-asian="'Noto Sans CJK SC'" style:font-family-generic-asian="system" style:font-pitch-asian="variable" style:font-size-asian="14pt" style:font-name-complex="Sahel2" style:font-family-complex="Sahel"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writing-mode="rl-tb"/>
      <style:text-properties style:text-underline-style="non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fo:text-align="end" style:justify-single-word="false" text:number-lines="false" text:line-number="0" style:writing-mode="rl-tb"/>
      <style:text-properties style:font-size-asian="12pt" style:font-name-complex="Sahel2" style:font-family-complex="Sahel" style:font-style-name-complex="Regular" style:font-pitch-complex="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ext-properties fo:font-size="140%" style:text-underline-style="dotted" style:text-underline-width="auto" style:text-underline-color="font-color" fo:font-weight="bold" style:font-size-asian="115%" style:font-weight-asian="bold" style:font-size-complex="14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0%" fo:font-weight="bold" style:font-size-asian="101%" style:font-weight-asian="bold" style:font-size-complex="120%"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text-outline="false" fo:font-size="180%" fo:text-shadow="1pt 1pt" style:text-underline-style="dash" style:text-underline-width="auto" style:text-underline-color="font-color" fo:font-weight="bold" style:font-size-asian="130%" style:font-weight-asian="bold" style:font-size-complex="18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7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26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7.129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8598in" style:type="center"/>
          <style:tab-stop style:position="7.719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98in" style:type="center"/>
          <style:tab-stop style:position="7.719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0.3937in" fo:margin-right="0.3937in" fo:margin-top="0in" fo:margin-bottom="0.1965in" loext:contextual-spacing="false" fo:text-indent="0in" style:auto-text-indent="false" style:page-number="auto"/>
      <style:text-properties style:text-overline-style="wave" style:text-overline-width="auto" style:text-overline-color="#dddddd"/>
    </style:style>
    <style:style style:name="Signature" style:family="paragraph" style:parent-style-name="Standard" style:class="text" style:master-page-name="">
      <style:paragraph-properties fo:text-align="start" style:justify-single-word="false" style:page-number="auto" text:number-lines="false" text:line-number="0"/>
      <style:text-properties fo:font-size="11pt" fo:font-style="normal" fo:text-shadow="none" style:font-size-complex="11pt"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343f49" officeooo:paragraph-rsid="00343f49"/>
    </style:style>
    <style:style style:name="M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02in" fo:margin-bottom="0.3902in" fo:margin-left="0.3902in" fo:margin-right="0.3902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3in" fo:margin-bottom="3in" fo:margin-left="2in" fo:margin-right="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footer>
        <text:p text:style-name="MP2"><draw:frame draw:style-name="Mfr1" draw:name="Image1" text:anchor-type="char" svg:width="2.5575in" svg:height="0.5811in" draw:z-index="0"><draw:image xlink:href="Pictures/1000020100000252000000878E99A09181C4AF40.png" xlink:type="simple" xlink:show="embed" xlink:actuate="onLoad" loext:mime-type="image/png"/></draw:frame></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21:12:35.698089289</meta:creation-date>
    <dc:date>2020-12-11T11:40:10.643701765</dc:date>
    <meta:editing-duration>PT3H20M18S</meta:editing-duration>
    <meta:editing-cycles>85</meta:editing-cycles>
    <meta:generator>LibreOffice/6.4.6.2$Linux_X86_64 LibreOffice_project/40$Build-2</meta:generator>
    <meta:document-statistic meta:table-count="2" meta:image-count="2" meta:object-count="2" meta:page-count="10" meta:paragraph-count="223" meta:word-count="1726" meta:character-count="9279" meta:non-whitespace-character-count="780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2.266cm" fo:min-width="2.016cm"/>
      <style:paragraph-properties style:writing-mode="lr-tb"/>
    </style:style>
    <style:style style:name="gr2" style:family="graphic" style:parent-style-name="standard">
      <style:graphic-properties draw:textarea-horizontal-align="justify" draw:textarea-vertical-align="middle" draw:auto-grow-height="false" fo:min-height="2.266cm" fo:min-width="2.016cm"/>
      <style:paragraph-properties style:writing-mode="lr-tb"/>
    </style:style>
    <style:style style:name="gr3"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color="#ffffff"/>
      <style:paragraph-properties fo:text-align="center" style:writing-mode="lr-tb"/>
    </style:style>
    <style:style style:name="P3"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3.556cm" svg:height="3.556cm" svg:x="5.969cm" svg:y="0.635cm">
          <text:p text:style-name="P1">گردرگ</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3.556cm" svg:height="3.556cm" svg:x="3.429cm" svg:y="5.969cm">
          <text:p text:style-name="P1">ساریاب</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3.556cm" svg:height="3.556cm" svg:x="0.635cm" svg:y="0.635cm">
          <text:p text:style-name="P1">مجله‌ی</text:p>
          <text:p text:style-name="P1">ساریاب</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svg:x1="2.413cm" svg:y1="4.191cm" svg:x2="3.429cm" svg:y2="7.747cm" draw:start-shape="id1" draw:start-glue-point="8" draw:end-shape="id2" draw:end-glue-point="6" svg:d="M2413 4191v3556h1016" svg:viewBox="0 0 1017 3557">
          <text:p/>
        </draw:connector>
        <draw:connector draw:style-name="gr3" draw:text-style-name="P3" draw:layer="layout" svg:x1="7.747cm" svg:y1="4.191cm" svg:x2="6.985cm" svg:y2="7.747cm" draw:start-shape="id3" draw:start-glue-point="8" draw:end-shape="id2" draw:end-glue-point="10" svg:d="M7747 4191v3556h-762" svg:viewBox="0 0 763 3557">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08cm" fo:margin-bottom="0.508cm" fo:margin-left="0.508cm" fo:margin-right="0.508cm" fo:page-width="10.16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2.266cm" fo:min-width="2.016cm"/>
      <style:paragraph-properties style:writing-mode="lr-tb"/>
    </style:style>
    <style:style style:name="gr2" style:family="graphic" style:parent-style-name="standard">
      <style:graphic-properties draw:textarea-horizontal-align="justify" draw:textarea-vertical-align="middle" draw:auto-grow-height="false" fo:min-height="2.266cm" fo:min-width="2.016cm"/>
      <style:paragraph-properties style:writing-mode="lr-tb"/>
    </style:style>
    <style:style style:name="gr3" style:family="graphic" style:parent-style-name="standard">
      <style:graphic-properties draw:textarea-horizontal-align="justify" draw:textarea-vertical-align="middle" draw:auto-grow-height="false" fo:min-height="1.699cm" fo:min-width="5.024cm"/>
      <style:paragraph-properties style:writing-mode="lr-tb"/>
    </style:style>
    <style:style style:name="gr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text-properties fo:font-size="14pt" style:font-size-asian="14pt" style:font-size-complex="14pt"/>
    </style:style>
    <style:style style:name="P2" style:family="paragraph">
      <loext:graphic-properties draw:fill-color="#ffffff"/>
      <style:paragraph-properties fo:text-align="center" style:writing-mode="lr-tb"/>
      <style:text-properties fo:font-size="14pt" style:font-size-asian="14pt" style:font-size-complex="14pt"/>
    </style:style>
    <style:style style:name="P3" style:family="paragraph">
      <loext:graphic-properties draw:fill="solid"/>
      <style:paragraph-properties fo:text-align="center" style:writing-mode="lr-tb"/>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556cm" svg:height="3.556cm" svg:x="7.106cm" svg:y="0.889cm">
          <text:p text:style-name="P1"><text:span text:style-name="T1">سرپرست</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3.556cm" svg:height="3.556cm" svg:x="5.906cm" svg:y="5.731cm">
          <text:p text:style-name="P1"><text:span text:style-name="T1">سردبیر مجله</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3.556cm" svg:height="3.556cm" svg:x="1.418cm" svg:y="5.642cm">
          <text:p text:style-name="P1"><text:span text:style-name="T1">مدیر فروم</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5.734cm" svg:height="2.159cm" svg:x="1.251cm" svg:y="10.614cm">
          <text:p text:style-name="P1"><text:span text:style-name="T1">تیم تحریری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8.884cm" svg:y1="4.445cm" svg:x2="7.684cm" svg:y2="5.731cm" draw:start-shape="id1" draw:start-glue-point="8" draw:end-shape="id2" draw:end-glue-point="4" svg:d="M8884 4445v644h-1200v642" svg:viewBox="0 0 1201 1287">
          <text:p/>
        </draw:connector>
        <draw:connector draw:style-name="gr4" draw:text-style-name="P3" draw:layer="layout" svg:x1="8.884cm" svg:y1="4.445cm" svg:x2="3.196cm" svg:y2="5.642cm" draw:start-shape="id1" draw:start-glue-point="8" draw:end-shape="id3" draw:end-glue-point="4" svg:d="M8884 4445v599h-5688v598" svg:viewBox="0 0 5689 1198">
          <text:p/>
        </draw:connector>
        <draw:custom-shape draw:style-name="gr2" draw:text-style-name="P1" xml:id="id8" draw:id="id8" draw:layer="layout" svg:width="3.556cm" svg:height="3.556cm" svg:x="10.24cm" svg:y="5.669cm">
          <text:p text:style-name="P1"><text:span text:style-name="T1">مدیر هاب</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6" draw:id="id6" draw:layer="layout" svg:width="3.556cm" svg:height="3.556cm" svg:x="14.145cm" svg:y="5.707cm">
          <text:p text:style-name="P1"><text:span text:style-name="T1">مدیر تکنولوژی</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5.734cm" svg:height="2.159cm" svg:x="7.174cm" svg:y="10.614cm">
          <text:p text:style-name="P1"><text:span text:style-name="T1">تیم تحقیق و توسع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7.684cm" svg:y1="9.287cm" svg:x2="10.041cm" svg:y2="10.614cm" draw:start-shape="id2" draw:start-glue-point="8" draw:end-shape="id4" draw:end-glue-point="0" svg:d="M7684 9287v664h2357v663" svg:viewBox="0 0 2358 1328">
          <text:p/>
        </draw:connector>
        <draw:connector draw:style-name="gr4" draw:text-style-name="P3" draw:layer="layout" svg:x1="7.684cm" svg:y1="9.287cm" svg:x2="4.118cm" svg:y2="10.614cm" draw:start-shape="id2" draw:start-glue-point="8" draw:end-shape="id5" svg:d="M7684 9287v664h-3566v663" svg:viewBox="0 0 3567 1328">
          <text:p/>
        </draw:connector>
        <draw:custom-shape draw:style-name="gr3" draw:text-style-name="P1" xml:id="id7" draw:id="id7" draw:layer="layout" svg:width="5.734cm" svg:height="2.159cm" svg:x="13.07cm" svg:y="10.614cm">
          <text:p text:style-name="P1"><text:span text:style-name="T1">تیم فن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5.923cm" svg:y1="9.263cm" svg:x2="10.041cm" svg:y2="10.614cm" draw:start-shape="id6" draw:start-glue-point="8" draw:end-shape="id4" draw:end-glue-point="0" svg:d="M15923 9263v676h-5882v675" svg:viewBox="0 0 5883 1352">
          <text:p/>
        </draw:connector>
        <draw:connector draw:style-name="gr4" draw:text-style-name="P3" draw:layer="layout" svg:x1="15.923cm" svg:y1="9.263cm" svg:x2="15.937cm" svg:y2="10.614cm" draw:start-shape="id6" draw:start-glue-point="8" draw:end-shape="id7" draw:end-glue-point="0" svg:d="M15923 9263v676h14v675" svg:viewBox="0 0 15 1352">
          <text:p/>
        </draw:connector>
        <draw:connector draw:style-name="gr4" draw:text-style-name="P3" draw:layer="layout" svg:x1="8.884cm" svg:y1="4.445cm" svg:x2="12.018cm" svg:y2="5.669cm" draw:start-shape="id1" draw:start-glue-point="8" draw:end-shape="id8" draw:end-glue-point="4" svg:d="M8884 4445v613h3134v611" svg:viewBox="0 0 3135 1225">
          <text:p/>
        </draw:connector>
        <draw:custom-shape draw:style-name="gr3" draw:text-style-name="P1" xml:id="id9" draw:id="id9" draw:layer="layout" svg:width="5.734cm" svg:height="2.159cm" svg:x="13.189cm" svg:y="1.597cm">
          <text:p text:style-name="P1"><text:span text:style-name="T1">کارگروه </text:span><text:span text:style-name="T1">مدیریت </text:span><text:span text:style-name="T1">استراتژی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0.662cm" svg:y1="2.667cm" svg:x2="13.189cm" svg:y2="2.676cm" draw:start-shape="id1" draw:start-glue-point="10" draw:end-shape="id9" draw:end-glue-point="3" svg:d="M10662 2667h1264v9h1263" svg:viewBox="0 0 2528 10">
          <text:p/>
        </draw:connector>
        <draw:connector draw:style-name="gr4" draw:text-style-name="P3" draw:layer="layout" svg:x1="8.884cm" svg:y1="4.445cm" svg:x2="15.923cm" svg:y2="5.707cm" draw:start-shape="id1" draw:start-glue-point="8" draw:end-shape="id6" draw:end-glue-point="4" svg:d="M8884 4445v632h7039v630" svg:viewBox="0 0 7040 126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08cm" fo:margin-bottom="0.508cm" fo:margin-left="0.508cm" fo:margin-right="0.508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